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36H28M19.600051001S" calcext:value-type="time">
            <text:p>1336:2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4H58M43.289S" calcext:value-type="time">
            <text:p>04:5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 fix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29H25M18.118S" calcext:value-type="time">
            <text:p>29:2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07:47:55.1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9T12:31:06.927000000</dc:date>
    <meta:editing-duration>P59DT5H41M3S</meta:editing-duration>
    <meta:editing-cycles>1559</meta:editing-cycles>
    <meta:generator>LibreOffice/7.2.6.2$Windows_X86_64 LibreOffice_project/b0ec3a565991f7569a5a7f5d24fed7f52653d754</meta:generator>
    <dc:creator>Benjamin Laws</dc:creator>
    <meta:document-statistic meta:table-count="2" meta:cell-count="1875" meta:object-count="0"/>
  </office:meta>
</office:document-meta>
</file>